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Geo_entity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escriptive Na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itywide</text:p>
          </table:table-cell>
          <table:table-cell office:value-type="string" calcext:value-type="string">
            <text:p>New York City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Battery Park City, Tribeca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Greenwich Village, SoHo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Lower East Side, Chinatown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Chelsea, Clinton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Midtown Business District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Stuyvesant Town, Turtle Bay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West Side, Upper West Side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Upper East Side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Manhattanville, Hamilton Heights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Central Harlem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East Harlem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Washington Heights, Inwood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Melrose, Mott Haven, Port Morris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Hunts Point, Longwoo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Morrisania, Crotona Park East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Highbridge, Concourse Village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University Heights, Fordham, Mt Hope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East Tremont, Belmont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Bedford Park, Norwood, Fordham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Riverdale, Kingsbridge, Marble Hill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Soundville, Parkchester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Throgs Nk., Co-op City, Pelham Bay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Pelham Parkway, Morris Park, Laconia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Wakefield, Williamsbridge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Williamsburg, Greenpoint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Brooklyn Heights, Fort Greene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Bedford Stuyvesant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Bushwick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East New York, Starrett City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Park Slope, Carroll Gardens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Sunset Park, Windsor Terrace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Crown Heights North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Crown Heights South, Wingate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Bay Ridge, Dyker Heights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Bensonhurst, Bath Beach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Borough Park, Ocean Parkway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Coney Island, Brighton Beach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Flatbush, Midwood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Sheepshead Bay, Gerritsen Beach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Brownsville, Ocean Hill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East Flatbush, Rugby, Farragut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Canarsie, Flatlands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Astoria, Long Island City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Sunnyside, Woodside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Jackson Heights, North Corona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Elmhurst, South Corona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Ridgewood, Glendale, Maspeth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Forest Hills, Rego Park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Flushing Bay Terrace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Fresh Meadows, Briarwood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Woodhaven, Richmond Hill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Ozone Park, Howard Beach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Bayside, Douglastown, Little neck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Jamaica, St. Albans, Hollis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Queens Village, Rosedale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The Rockaways, Broad Channel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Stapleton, Port Richmond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New Springville, South Beach</text:p>
          </table:table-cell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string" calcext:value-type="string">
            <text:p>By Neighborhood (community district)</text:p>
          </table:table-cell>
          <table:table-cell office:value-type="string" calcext:value-type="string">
            <text:p>Tottenville, Woodrow, Great Kil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17:27:01.577582220</meta:creation-date>
    <dc:date>2015-11-06T17:27:17.677731548</dc:date>
    <meta:editing-duration>PT17S</meta:editing-duration>
    <meta:editing-cycles>1</meta:editing-cycles>
    <meta:document-statistic meta:table-count="1" meta:cell-count="183" meta:object-count="0"/>
    <meta:generator>LibreOffice/4.4.2.2$Linux_X86_64 LibreOffice_project/40m0$Build-2</meta:generator>
  </office:meta>
</office:document-meta>
</file>